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4d915" officeooo:paragraph-rsid="0014d915"/>
    </style:style>
    <style:style style:name="P2" style:family="paragraph" style:parent-style-name="Standard">
      <style:text-properties fo:language="en" fo:country="US" officeooo:rsid="0015d061" officeooo:paragraph-rsid="0015d061"/>
    </style:style>
    <style:style style:name="P3" style:family="paragraph" style:parent-style-name="Standard">
      <style:text-properties fo:language="en" fo:country="US" officeooo:rsid="00206f37" officeooo:paragraph-rsid="00206f37"/>
    </style:style>
    <style:style style:name="P4" style:family="paragraph" style:parent-style-name="Standard">
      <style:text-properties fo:language="en" fo:country="US" officeooo:rsid="001d2671" officeooo:paragraph-rsid="001d2671"/>
    </style:style>
    <style:style style:name="P5" style:family="paragraph" style:parent-style-name="Standard">
      <style:text-properties fo:language="en" fo:country="US" officeooo:rsid="001756c7" officeooo:paragraph-rsid="001756c7"/>
    </style:style>
    <style:style style:name="P6" style:family="paragraph" style:parent-style-name="Standard">
      <style:text-properties fo:language="en" fo:country="US" officeooo:rsid="0019df1f" officeooo:paragraph-rsid="0019df1f"/>
    </style:style>
    <style:style style:name="P7" style:family="paragraph" style:parent-style-name="Standard">
      <style:text-properties fo:language="en" fo:country="US" officeooo:rsid="001b7058" officeooo:paragraph-rsid="001b7058"/>
    </style:style>
    <style:style style:name="P8" style:family="paragraph" style:parent-style-name="Standard">
      <style:text-properties fo:language="en" fo:country="US" officeooo:rsid="0024edef" officeooo:paragraph-rsid="0024edef"/>
    </style:style>
    <style:style style:name="P9" style:family="paragraph" style:parent-style-name="Standard">
      <style:text-properties fo:language="en" fo:country="US" officeooo:rsid="0026aced" officeooo:paragraph-rsid="0026aced"/>
    </style:style>
    <style:style style:name="P10" style:family="paragraph" style:parent-style-name="Standard">
      <style:text-properties fo:language="en" fo:country="US" officeooo:rsid="00284a18" officeooo:paragraph-rsid="00284a18"/>
    </style:style>
    <style:style style:name="P11" style:family="paragraph" style:parent-style-name="Standard">
      <style:text-properties fo:language="en" fo:country="US" officeooo:rsid="002a2d5e" officeooo:paragraph-rsid="002a2d5e"/>
    </style:style>
    <style:style style:name="P12" style:family="paragraph" style:parent-style-name="Standard">
      <style:text-properties fo:language="en" fo:country="US" officeooo:rsid="002b1c05" officeooo:paragraph-rsid="002b1c05"/>
    </style:style>
    <style:style style:name="P13" style:family="paragraph" style:parent-style-name="Standard">
      <style:text-properties fo:language="en" fo:country="US" officeooo:rsid="002c6fc0" officeooo:paragraph-rsid="002c6fc0"/>
    </style:style>
    <style:style style:name="P14" style:family="paragraph" style:parent-style-name="Standard">
      <style:text-properties fo:language="en" fo:country="US" officeooo:rsid="002d6ed3" officeooo:paragraph-rsid="002d6ed3"/>
    </style:style>
    <style:style style:name="P15" style:family="paragraph" style:parent-style-name="Standard">
      <style:text-properties fo:language="en" fo:country="US" officeooo:rsid="002e72fd" officeooo:paragraph-rsid="002e72fd"/>
    </style:style>
    <style:style style:name="P16" style:family="paragraph" style:parent-style-name="Standard">
      <style:text-properties fo:language="en" fo:country="US" officeooo:rsid="003ba305" officeooo:paragraph-rsid="003ba305"/>
    </style:style>
    <style:style style:name="P17" style:family="paragraph" style:parent-style-name="Text_20_body">
      <style:text-properties officeooo:rsid="00300417" officeooo:paragraph-rsid="00300417"/>
    </style:style>
    <style:style style:name="P18" style:family="paragraph" style:parent-style-name="Text_20_body">
      <style:text-properties officeooo:rsid="0032b614" officeooo:paragraph-rsid="0032b614"/>
    </style:style>
    <style:style style:name="P19" style:family="paragraph" style:parent-style-name="Text_20_body">
      <style:text-properties officeooo:rsid="0035d201" officeooo:paragraph-rsid="0035d201"/>
    </style:style>
    <style:style style:name="P20" style:family="paragraph" style:parent-style-name="Text_20_body">
      <style:text-properties officeooo:paragraph-rsid="003532b7"/>
    </style:style>
    <style:style style:name="P21" style:family="paragraph" style:parent-style-name="Text_20_body">
      <style:text-properties officeooo:rsid="00379615" officeooo:paragraph-rsid="00379615"/>
    </style:style>
    <style:style style:name="P22" style:family="paragraph" style:parent-style-name="Text_20_body">
      <style:text-properties officeooo:rsid="003a31ce" officeooo:paragraph-rsid="003a31ce"/>
    </style:style>
    <style:style style:name="P23" style:family="paragraph" style:parent-style-name="Text_20_body">
      <style:text-properties officeooo:rsid="003b1488" officeooo:paragraph-rsid="003b1488"/>
    </style:style>
    <style:style style:name="P24" style:family="paragraph" style:parent-style-name="Text_20_body">
      <style:text-properties officeooo:rsid="003c63b7" officeooo:paragraph-rsid="003c63b7"/>
    </style:style>
    <style:style style:name="P25" style:family="paragraph" style:parent-style-name="Text_20_body">
      <style:text-properties officeooo:rsid="003f9688" officeooo:paragraph-rsid="003fec4d"/>
    </style:style>
    <style:style style:name="P26" style:family="paragraph" style:parent-style-name="Text_20_body">
      <style:text-properties officeooo:rsid="0041bf41" officeooo:paragraph-rsid="0042e23e"/>
    </style:style>
    <style:style style:name="P27" style:family="paragraph" style:parent-style-name="Text_20_body">
      <style:text-properties officeooo:rsid="0042e23e" officeooo:paragraph-rsid="0042e23e"/>
    </style:style>
    <style:style style:name="P28" style:family="paragraph" style:parent-style-name="Heading_20_1">
      <style:text-properties fo:language="en" fo:country="US"/>
    </style:style>
    <style:style style:name="P29" style:family="paragraph" style:parent-style-name="Heading_20_3">
      <style:text-properties fo:language="en" fo:country="US"/>
    </style:style>
    <style:style style:name="T1" style:family="text">
      <style:text-properties officeooo:rsid="001910ca"/>
    </style:style>
    <style:style style:name="T2" style:family="text">
      <style:text-properties officeooo:rsid="0022ca18"/>
    </style:style>
    <style:style style:name="T3" style:family="text">
      <style:text-properties officeooo:rsid="0026aced"/>
    </style:style>
    <style:style style:name="T4" style:family="text">
      <style:text-properties officeooo:rsid="00284a18"/>
    </style:style>
    <style:style style:name="T5" style:family="text">
      <style:text-properties officeooo:rsid="00295ad4"/>
    </style:style>
    <style:style style:name="T6" style:family="text">
      <style:text-properties officeooo:rsid="00295b99"/>
    </style:style>
    <style:style style:name="T7" style:family="text">
      <style:text-properties officeooo:rsid="002ef6ff"/>
    </style:style>
    <style:style style:name="T8" style:family="text">
      <style:text-properties officeooo:rsid="00315e1c"/>
    </style:style>
    <style:style style:name="T9" style:family="text">
      <style:text-properties officeooo:rsid="00334cdd"/>
    </style:style>
    <style:style style:name="T10" style:family="text">
      <style:text-properties officeooo:rsid="003532b7"/>
    </style:style>
    <style:style style:name="T11" style:family="text">
      <style:text-properties officeooo:rsid="0037649e"/>
    </style:style>
    <style:style style:name="T12" style:family="text">
      <style:text-properties officeooo:rsid="003e6892"/>
    </style:style>
    <style:style style:name="T13" style:family="text">
      <style:text-properties officeooo:rsid="003fec4d"/>
    </style:style>
    <style:style style:name="T14" style:family="text">
      <style:text-properties officeooo:rsid="0042e23e"/>
    </style:style>
    <style:style style:name="T15" style:family="text">
      <style:text-properties officeooo:rsid="0043d9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iscussion of the Overall Design</text:h>
      <text:p text:style-name="P1"/>
      <text:h text:style-name="P29" text:outline-level="3">1. Class diagrams</text:h>
      <text:p text:style-name="P2"/>
      <text:h text:style-name="P29" text:outline-level="3">2. Systematic overview of the requirement implementations</text:h>
      <text:p text:style-name="P3">The implementation of the requirements is split up in <text:span text:style-name="T2">three</text:span> sections (namely the server, client) <text:span text:style-name="T2">and shared code</text:span>, which discuss their requirement implementations individually <text:span text:style-name="T2">and better reflect the code base which consists of three separate projects.</text:span></text:p>
      <text:p text:style-name="P2"/>
      <text:h text:style-name="P29" text:outline-level="3">2.1 Server implementation</text:h>
      <text:p text:style-name="P8">The server project contains a <text:span text:style-name="T3">server.</text:span>Main class which acts as the central hub. It contains the entry point and glues all separate subsystems together. It also contains the code that handles the input of standard input stream, which is used to execute commands. These commands can be used to start/stop the server, but also to inspect various states of the server such as the state of connected clients and currently active games.</text:p>
      <text:p text:style-name="P8"/>
      <text:p text:style-name="P10">All network I/O is routed through a special 'Protocol' class. Each client has its own instance of this class. When network data from a client has been received its Protocol instance will handle the data and call the <text:span text:style-name="T5">appropriate</text:span> subsystem classes. <text:span text:style-name="T6">When a subsystem wants to send data to a client it goes through the client's Protocol instance. This method allows any future programmer to extend existing protocols or even define new protocols with minimal effort. It acts as an abstraction layer between the communication layer and the other subsystem logic. </text:span></text:p>
      <text:p text:style-name="P8"/>
      <text:p text:style-name="P9">Matchmaking has been implemented in the <text:span text:style-name="T4">server.matchmaking.MatchMaker class.</text:span></text:p>
      <text:p text:style-name="P9"/>
      <text:p text:style-name="P11">Challenging has been implemented in the server.matchmaking.Challenger class.</text:p>
      <text:p text:style-name="P11"/>
      <text:p text:style-name="P12">The initial handshake has been implemented in the server.network.InitialProtocol class.</text:p>
      <text:p text:style-name="P12"/>
      <text:p text:style-name="P12">The default communication (as defined in the tutorial group) has been implemented in the server.network.DefaultProtocol class.</text:p>
      <text:p text:style-name="P12"/>
      <text:p text:style-name="P13">Each client has a session state which contains information (such as the used protocol/supported extensions) which is implemented in the server.player.Player class.</text:p>
      <text:p text:style-name="P13"/>
      <text:p text:style-name="P14">The creation and destruction of client sessions is implemented in the server.player.PlayerManager class.</text:p>
      <text:p text:style-name="P14"/>
      <text:p text:style-name="P15">Once a client has performed the handshake he must at all times be in a room. A room is an abstraction layer (defined in server.rooms.Room) which can refer to either the lobby (implemented in server.rooms.Lobby) or a game room (implemented in server.rooms.GameRoom). <text:span text:style-name="T7">The creation and destruction of rooms is managed by a special class implemented in server.rooms.RoomManager.</text:span></text:p>
      <text:p text:style-name="P4"/>
      <text:h text:style-name="Heading_20_3" text:outline-level="3">2.2 Client implementation</text:h>
      <text:p text:style-name="Text_20_body"/>
      <text:h text:style-name="Heading_20_3" text:outline-level="3"><text:soft-page-break/>2.3 Shared implementation</text:h>
      <text:p text:style-name="P17">All the code that is shared between the client and server projects is stored in the shared project. <text:span text:style-name="T8">This avoids writing duplicate code and ensures both server and client rely on the same logic when required.</text:span></text:p>
      <text:p text:style-name="P17"/>
      <text:p text:style-name="P18">The actual concept of a game and its underlying logic has been divided into three parts: a disc, a board and a game-state. The disc represents a physical disc on a board (or the lack of) and is implemented in the findfour.shared.game.Disc class. The board represents the physical board and all the logic which is required for one (such as placing a disc/checking for a winner) and is implemented in the findfour.shared.game.Board class. <text:span text:style-name="T9">The game-state represents the actual state of the game and tracks states such as the player which is expected to make the next move. As most of the required logic was already implemented in the board it mostly acts as a wrapper to its personal board instance, with the addition of tracking some states the board has no concept of (such as who's turn it is). The game-state is implemented in the findfour.shared.game.GameState class.</text:span></text:p>
      <text:p text:style-name="P18"/>
      <text:p text:style-name="P20"><text:span text:style-name="T10">The shared code-base also includes a basic logging system (implemented in findfour.shared.logging.Log) used to output information/warnings and errors. The destination of these log messages can vary as they are send to all findfour.shared.logging.LogListener instances registered on the log instance.</text:span></text:p>
      <text:p text:style-name="P19"/>
      <text:p text:style-name="P19">A very basic TCP client is implemented in findfour.shared.<text:span text:style-name="T11">network.TcpClient. This allows the client <text:s/>project to use a simple, but high level TCP client without having to worry about all the low-level details.</text:span></text:p>
      <text:p text:style-name="P19"/>
      <text:p text:style-name="P21">A very basic multithreaded TCP server is implemented in findfour.shared.network.TcpServer. This allows the server project to use a simple, but high level TCP server without having to worry about all the low-level details.</text:p>
      <text:p text:style-name="P21"/>
      <text:p text:style-name="P22">The findfour.shared.utils.StringUtils class contains a series of helper methods to deal with the required string parsing.</text:p>
      <text:p text:style-name="P22"/>
      <text:p text:style-name="P23">The shared project also defines a series of exceptions in the findfour.shared namespace (ArgumentException/ArgumentNullException/ArgumentOutOfRangeException) which can be used throughout all code-bases to validate method parameters.</text:p>
      <text:h text:style-name="P29" text:outline-level="3">3. The use of the Observer and Model-View-Controller pattern<text:span text:style-name="T1">s</text:span></text:h>
      <text:p text:style-name="P5"/>
      <text:h text:style-name="P29" text:outline-level="3">4. Format of data storage and protocols</text:h>
      <text:p text:style-name="P6"/>
      <text:p text:style-name="P7">No custom data format is used, nor were any modifications made to the communication protocol as defined by the tutorial group INF-3.</text:p>
      <text:p text:style-name="P7"/>
      <text:h text:style-name="Heading_20_3" text:outline-level="3">5. Discussion per Class</text:h>
      <text:p text:style-name="P24">The discussion of all the classes defined in the code-base has been split up into three sections <text:soft-page-break/>(server/client and shared) to reflect the <text:span text:style-name="T12">separate</text:span> projects in which they are defined.</text:p>
      <text:h text:style-name="Heading_20_3" text:outline-level="3">5.1 Server classes</text:h>
      <text:p text:style-name="Heading">Class: server.commands.CommandException</text:p>
      <text:p text:style-name="P25">This class defines an exception which is thrown from the Command subsystem to indicate an error <text:span text:style-name="T13">when invoking a method marked as a MethodHandler</text:span> <text:span text:style-name="T13">The exception should only be thrown to indicate a programming mistake has been made. This was rather trivial to accomplish as it is only thrown in two specific cases:</text:span></text:p>
      <text:p text:style-name="P25"><text:span text:style-name="T13">The type of a parameter in the handler method is not supported.</text:span></text:p>
      <text:p text:style-name="P25"><text:span text:style-name="T13">The invocation of the handler method raised an exception. </text:span></text:p>
      <text:p text:style-name="P26">As the class represents a simple exception it does not use any other classes, with the exception of inheriting from RuntimeException</text:p>
      <text:p text:style-name="Heading"><text:span text:style-name="T14">Class: server.commands.CommandHandler</text:span></text:p>
      <text:p text:style-name="P27">This class defines an annotation which can be applied to methods to indicate they act as a command handler. <text:span text:style-name="T15">It has no further responsibilities or constraints, it's simply a class used to add metadata to methods for the Java reflection system.</text:span></text:p>
      <text:h text:style-name="Heading_20_3" text:outline-level="3">5.2 Client classes</text:h>
      <text:h text:style-name="Heading_20_3" text:outline-level="3">5.3 Shared classes</text:h>
      <text:p text:style-name="P16"/>
      <text:h text:style-name="Heading_20_3" text:outline-level="3">6. Test Report</text:h>
      <text:h text:style-name="Heading_20_3" text:outline-level="3">7. Metrics report</text:h>
      <text:p text:style-name="P16"/>
      <text:h text:style-name="Heading_20_3" text:outline-level="3">8. Reflection on Plann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M53S</meta:editing-duration>
    <meta:editing-cycles>50</meta:editing-cycles>
    <meta:generator>LibreOffice/4.3.4.1$Windows_x86 LibreOffice_project/bc356b2f991740509f321d70e4512a6a54c5f243</meta:generator>
    <dc:date>2015-01-28T12:19:28.424000000</dc:date>
    <meta:document-statistic meta:table-count="0" meta:image-count="0" meta:object-count="0" meta:page-count="3" meta:paragraph-count="41" meta:word-count="916" meta:character-count="6011" meta:non-whitespace-character-count="5133"/>
    <meta:user-defined meta:name="Info 1"/>
    <meta:user-defined meta:name="Info 2"/>
    <meta:user-defined meta:name="Info 3"/>
    <meta:user-defined meta:name="Info 4"/>
  </office:meta>
</office:document-meta>
</file>